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egativeIntegerImpl.XmlNegativeInteger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egativeIntegerImpl.XmlNegativeInte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